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20.371cm" style:rel-column-width="65535*"/>
    </style:style>
    <style:style style:name="Tableau1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au1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20.371cm" table:align="margins"/>
    </style:style>
    <style:style style:name="Table1.A" style:family="table-column">
      <style:table-column-properties style:column-width="20.371cm" style:rel-column-width="65535*"/>
    </style:style>
    <style:style style:name="Table1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11pt" officeooo:rsid="00903f85" officeooo:paragraph-rsid="00903f85" style:font-size-asian="11pt" style:font-size-complex="11pt"/>
    </style:style>
    <style:style style:name="P2" style:family="paragraph" style:parent-style-name="Standard">
      <style:text-properties officeooo:paragraph-rsid="00b27cdb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1pt" officeooo:rsid="00903f85" officeooo:paragraph-rsid="00b56831" style:font-size-asian="11pt" style:font-size-complex="11pt"/>
    </style:style>
    <style:style style:name="P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0a36531" officeooo:paragraph-rsid="00a36531" style:font-size-asian="10pt" style:font-size-complex="10pt"/>
    </style:style>
    <style:style style:name="P5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0a36531" officeooo:paragraph-rsid="00b27cdb" style:font-size-asian="10pt" style:font-size-complex="10pt"/>
    </style:style>
    <style:style style:name="P6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0a457c3" officeooo:paragraph-rsid="00a5c1a8" style:font-size-asian="10pt" style:font-size-complex="10pt"/>
    </style:style>
    <style:style style:name="P7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0a457c3" officeooo:paragraph-rsid="00b27cdb" style:font-size-asian="10pt" style:font-size-complex="10pt"/>
    </style:style>
    <style:style style:name="P8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0a7613c" officeooo:paragraph-rsid="00a7613c" style:font-size-asian="10pt" style:font-size-complex="10pt"/>
    </style:style>
    <style:style style:name="P9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0a7613c" officeooo:paragraph-rsid="00b27cdb" style:font-size-asian="10pt" style:font-size-complex="10pt"/>
    </style:style>
    <style:style style:name="P10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0a95fc2" officeooo:paragraph-rsid="00ac6f22" style:font-size-asian="10pt" style:font-size-complex="10pt"/>
    </style:style>
    <style:style style:name="P11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0a95fc2" officeooo:paragraph-rsid="00adb390" style:font-size-asian="10pt" style:font-size-complex="10pt"/>
    </style:style>
    <style:style style:name="P1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0a95fc2" officeooo:paragraph-rsid="00afaa73" style:font-size-asian="10pt" style:font-size-complex="10pt"/>
    </style:style>
    <style:style style:name="P13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0a95fc2" officeooo:paragraph-rsid="00b27cdb" style:font-size-asian="10pt" style:font-size-complex="10pt"/>
    </style:style>
    <style:style style:name="P1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0ae0962" officeooo:paragraph-rsid="00afaa73" style:font-size-asian="10pt" style:font-size-complex="10pt"/>
    </style:style>
    <style:style style:name="P15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0ae0962" officeooo:paragraph-rsid="00b27cdb" style:font-size-asian="10pt" style:font-size-complex="10pt"/>
    </style:style>
    <style:style style:name="P16" style:family="paragraph" style:parent-style-name="Table_20_Contents">
      <style:paragraph-properties fo:margin-top="0.201cm" fo:margin-bottom="0.201cm" style:contextual-spacing="false" fo:text-align="start" style:justify-single-word="false"/>
      <style:text-properties style:font-name="Calibri" fo:font-size="10pt" officeooo:rsid="00a95fc2" officeooo:paragraph-rsid="00afaa73" style:font-size-asian="10pt" style:font-size-complex="10pt"/>
    </style:style>
    <style:style style:name="P17" style:family="paragraph" style:parent-style-name="Table_20_Contents">
      <style:paragraph-properties fo:margin-top="0.201cm" fo:margin-bottom="0.201cm" style:contextual-spacing="false" fo:text-align="start" style:justify-single-word="false"/>
      <style:text-properties style:font-name="Calibri" fo:font-size="10pt" officeooo:rsid="00a95fc2" officeooo:paragraph-rsid="00b27cdb" style:font-size-asian="10pt" style:font-size-complex="10pt"/>
    </style:style>
    <style:style style:name="P18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alibri" fo:font-size="10pt" officeooo:rsid="00a95fc2" officeooo:paragraph-rsid="00adb390" style:font-size-asian="10pt" style:font-size-complex="10pt"/>
    </style:style>
    <style:style style:name="P19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alibri" fo:font-size="10pt" officeooo:rsid="00a95fc2" officeooo:paragraph-rsid="00b27cdb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a457c3"/>
    </style:style>
    <style:style style:name="T3" style:family="text">
      <style:text-properties officeooo:rsid="00a5c1a8"/>
    </style:style>
    <style:style style:name="T4" style:family="text">
      <style:text-properties officeooo:rsid="00aa2fc4"/>
    </style:style>
    <style:style style:name="T5" style:family="text">
      <style:text-properties fo:font-style="italic" officeooo:rsid="00ac6f22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ac6f22" style:font-style-asian="normal" style:font-style-complex="normal"/>
    </style:style>
    <style:style style:name="T8" style:family="text">
      <style:text-properties fo:font-style="normal" officeooo:rsid="00adb390" style:font-style-asian="normal" style:font-style-complex="normal"/>
    </style:style>
    <style:style style:name="T9" style:family="text">
      <style:text-properties fo:font-style="normal" officeooo:rsid="00a457c3" style:font-style-asian="normal" style:font-style-complex="normal"/>
    </style:style>
    <style:style style:name="T10" style:family="text">
      <style:text-properties fo:font-style="normal" officeooo:rsid="00ae0962" style:font-style-asian="normal" style:font-style-complex="normal"/>
    </style:style>
    <style:style style:name="T11" style:family="text">
      <style:text-properties officeooo:rsid="00b16bab"/>
    </style:style>
    <style:style style:name="T12" style:family="text">
      <style:text-properties officeooo:rsid="00b535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3880240084720">
          <table:table-cell table:style-name="Tableau1.A1" office:value-type="string">
            <text:p text:style-name="P1">Exercice <text:span text:style-name="T11">d'entraînement </text:span><text:span text:style-name="T12">chapitre 3</text:span></text:p>
          </table:table-cell>
        </table:table-row>
        <table:table-row table:style-name="TableLine93880144929184">
          <table:table-cell table:style-name="Tableau1.A2" office:value-type="string">
            <text:p text:style-name="P4"><text:span text:style-name="T1">Convertir</text:span> les valeur suivantes en Litre.</text:p>
            <text:p text:style-name="P6">1 cL = ……………………………………... L <text:s text:c="33"/><text:span text:style-name="T3">1 mL = </text:span>……………………………………... L <text:s text:c="28"/><text:span text:style-name="T3">1 daL = </text:span>……………………………………... L</text:p>
            <text:p text:style-name="P8">1 kL<text:span text:style-name="T2"> = ……………………………………... L <text:s text:c="33"/></text:span>1 hL<text:span text:style-name="T2"> = ……………………………………... L <text:s text:c="27"/></text:span><text:span text:style-name="T4">0.05</text:span> dL<text:span text:style-name="T2"> = ……………………………………... L <text:s text:c="33"/></text:span></text:p>
            <text:p text:style-name="P10">0.35 kL <text:span text:style-name="T2"><text:s/>= ……………………………………... L <text:s text:c="26"/></text:span>900 mL<text:span text:style-name="T2"> = ……………………………………... L <text:s text:c="20"/></text:span>96.78 hL<text:span text:style-name="T2"> = ……………………………………... L </text:span></text:p>
            <text:p text:style-name="P11"><text:span text:style-name="T5">La solubilité du sel dans l'eau est de 360g/L.</text:span><text:span text:style-name="T7"> </text:span><text:span text:style-name="T8">À l'aide des résultats précédents, répondre aux questions :</text:span></text:p>
            <text:p text:style-name="P18"><text:span text:style-name="T8">- Combien de gramme de sel peut-on dissoudre dans 96.78 hL d'eau ?</text:span></text:p>
            <text:p text:style-name="P16"><text:span text:style-name="T9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16"><text:span text:style-name="T9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16"><text:span text:style-name="T9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12"><text:span text:style-name="T8">- O</text:span><text:span text:style-name="T10">n a versé 20 grammes de sel dans 25mL d'eau, la solution est-elle saturée en sel ?</text:span></text:p>
            <text:p text:style-name="P16"><text:span text:style-name="T9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16"><text:span text:style-name="T9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16"><text:span text:style-name="T9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14"><text:span text:style-name="T8">- O</text:span><text:span text:style-name="T6">n a versé 20 grammes de sel dans 50mL d'eau, la solution est-elle saturée en sel ?</text:span></text:p>
            <text:p text:style-name="P16"><text:span text:style-name="T9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16"><text:span text:style-name="T9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16"><text:span text:style-name="T9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</table:table-cell>
        </table:table-row>
      </table:table>
      <text:p text:style-name="P2"/>
      <table:table table:name="Table1" table:style-name="Table1">
        <table:table-column table:style-name="Table1.A"/>
        <table:table-row table:style-name="TableLine93880254166432">
          <table:table-cell table:style-name="Table1.A1" office:value-type="string">
            <text:p text:style-name="P3">Exercice <text:span text:style-name="T11">d'entraînement </text:span><text:span text:style-name="T12">chapitre 3</text:span></text:p>
          </table:table-cell>
        </table:table-row>
        <table:table-row table:style-name="TableLine93880253913776">
          <table:table-cell table:style-name="Table1.A2" office:value-type="string">
            <text:p text:style-name="P5"><text:span text:style-name="T1">Convertir</text:span> les valeur suivantes en Litre.</text:p>
            <text:p text:style-name="P7">1 cL = ……………………………………... L <text:s text:c="33"/><text:span text:style-name="T3">1 mL = </text:span>……………………………………... L <text:s text:c="28"/><text:span text:style-name="T3">1 daL = </text:span>……………………………………... L</text:p>
            <text:p text:style-name="P9">1 kL<text:span text:style-name="T2"> = ……………………………………... L <text:s text:c="33"/></text:span>1 hL<text:span text:style-name="T2"> = ……………………………………... L <text:s text:c="27"/></text:span><text:span text:style-name="T4">0.05</text:span> dL<text:span text:style-name="T2"> = ……………………………………... L <text:s text:c="33"/></text:span></text:p>
            <text:p text:style-name="P13">0.35 kL <text:span text:style-name="T2"><text:s/>= ……………………………………... L <text:s text:c="26"/></text:span>900 mL<text:span text:style-name="T2"> = ……………………………………... L <text:s text:c="20"/></text:span>96.78 hL<text:span text:style-name="T2"> = ……………………………………... L </text:span></text:p>
            <text:p text:style-name="P13"><text:span text:style-name="T5">La solubilité du sel dans l'eau est de 360g/L.</text:span><text:span text:style-name="T7"> </text:span><text:span text:style-name="T8">À l'aide des résultats précédents, répondre aux questions :</text:span></text:p>
            <text:p text:style-name="P19"><text:span text:style-name="T8">- Combien de gramme de sel peut-on dissoudre dans 96.78 hL d'eau ?</text:span></text:p>
            <text:p text:style-name="P17"><text:span text:style-name="T9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17"><text:span text:style-name="T9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17"><text:span text:style-name="T9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13"><text:span text:style-name="T8">- O</text:span><text:span text:style-name="T10">n a versé 20 grammes de sel dans 25mL d'eau, la solution est-elle saturée en sel ?</text:span></text:p>
            <text:p text:style-name="P17"><text:span text:style-name="T9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17"><text:span text:style-name="T9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17"><text:span text:style-name="T9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15"><text:span text:style-name="T8">- O</text:span><text:span text:style-name="T6">n a versé 20 grammes de sel dans 50mL d'eau, la solution est-elle saturée en sel ?</text:span></text:p>
            <text:p text:style-name="P17"><text:span text:style-name="T9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17"><text:span text:style-name="T9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17"><text:span text:style-name="T9">…………………………………………………………………………………………………………………………………………………………………………………………………………………………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5M41S</meta:editing-duration>
    <meta:editing-cycles>57</meta:editing-cycles>
    <meta:generator>LibreOffice/7.0.4.2$Linux_X86_64 LibreOffice_project/00$Build-2</meta:generator>
    <meta:creation-date>2021-01-28T19:47:51.976831737</meta:creation-date>
    <meta:initial-creator>J Cercy</meta:initial-creator>
    <dc:date>2021-05-18T23:48:38.898447428</dc:date>
    <dc:creator>J Cercy</dc:creator>
    <meta:document-statistic meta:table-count="2" meta:image-count="0" meta:object-count="0" meta:page-count="1" meta:paragraph-count="36" meta:word-count="262" meta:character-count="3220" meta:non-whitespace-character-count="2588"/>
  </office:meta>
</office:document-meta>
</file>